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Heav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Heav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Heav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Heav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Heav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style:font-family-complex="Arial" style:font-family-generic="roman" style:font-family-generic-complex="swiss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style:font-family-complex="Arial" style:font-family-generic="roman" style:font-family-generic-complex="swiss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7-blank-Blank" presentation:presentation-page-layout-name="Master1-PPL7" draw:id="Slide-256">
        <draw:frame draw:id="id63" draw:style-name="a384" draw:name="TextBox 3" svg:x="0.33333in" svg:y="0.33333in" svg:width="6.71382in" svg:height="0.60586in">
          <draw:text-box>
            <text:p text:style-name="a383" text:class-names="" text:cond-style-name=""><text:span text:style-name="a381" text:class-names="">BMS data cooling load analyzer</text:span><text:span text:style-name="a382" text:class-names=""/></text:p>
          </draw:text-box>
          <svg:title/>
          <svg:desc/>
        </draw:frame>
        <draw:frame draw:id="id64" draw:style-name="a388" draw:name="TextBox 4" svg:x="2.78109in" svg:y="3.08649in" svg:width="2.01483in" svg:height="0.40391in">
          <draw:text-box>
            <text:p text:style-name="a387" text:class-names="" text:cond-style-name=""><text:span text:style-name="a385" text:class-names="">Data file name:</text:span><text:span text:style-name="a386" text:class-names=""/></text:p>
          </draw:text-box>
          <svg:title/>
          <svg:desc/>
        </draw:frame>
        <draw:frame draw:id="id65" draw:style-name="a391" draw:name="TextBox 5" svg:x="1.84166in" svg:y="3.82785in" svg:width="2.95427in" svg:height="0.40391in">
          <draw:text-box>
            <text:p text:style-name="a390" text:class-names="" text:cond-style-name=""><text:span text:style-name="a389" text:class-names="">Directory to save plots:</text:span></text:p>
          </draw:text-box>
          <svg:title/>
          <svg:desc/>
        </draw:frame>
        <draw:frame draw:id="id66" draw:style-name="a394" draw:name="TextBox 6" svg:x="2.02124in" svg:y="4.63581in" svg:width="2.77468in" svg:height="0.40391in">
          <draw:text-box>
            <text:p text:style-name="a393" text:class-names="" text:cond-style-name=""><text:span text:style-name="a392" text:class-names="">Format of time string:</text:span></text:p>
          </draw:text-box>
          <svg:title/>
          <svg:desc/>
        </draw:frame>
        <draw:frame draw:id="id67" draw:style-name="a398" draw:name="TextBox 7" svg:x="0.33333in" svg:y="1.23224in" svg:width="9.41667in" svg:height="1.00977in">
          <draw:text-box>
            <text:p text:style-name="a397" text:class-names="" text:cond-style-name=""><text:span text:style-name="a395" text:class-names="">A convenient analyzer of Building Management System cooling load data. Just give a file with a column of time string and a column of cooling load data, and everything will be done for you</text:span><text:span text:style-name="a396" text:class-names=""/></text:p>
          </draw:text-box>
          <svg:title/>
          <svg:desc/>
        </draw:frame>
        <draw:frame draw:id="id68" draw:style-name="a401" draw:name="TextBox 8" svg:x="2.20405in" svg:y="5.56081in" svg:width="2.59187in" svg:height="0.40391in">
          <draw:text-box>
            <text:p text:style-name="a400" text:class-names="" text:cond-style-name=""><text:span text:style-name="a399" text:class-names="">Unit of cooling load: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Howard Cheung</meta:initial-creator>
    <dc:creator>Howard Cheung</dc:creator>
    <meta:creation-date>2017-03-12T05:32:08Z</meta:creation-date>
    <dc:date>2017-03-12T05:43:20Z</dc:date>
    <meta:editing-cycles>1</meta:editing-cycles>
    <meta:editing-duration>PT602S</meta:editing-duration>
    <meta:document-statistic meta:paragraph-count="6" meta:word-count="60"/>
  </office:meta>
</office:document-meta>
</file>